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8-20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7-2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6-18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5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4-2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3-23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2-25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20-01-2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12-17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11-2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10-2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9-25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8-2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7-1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6-2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5-2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4-1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3-1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2-1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9-01-28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12-1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11-19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10-1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9-2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8-2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7-23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6-2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5-2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4-23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3-12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2-13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8-01-1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12-2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11-2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10-1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9-18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8-2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7-2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6-2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5-1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4-1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3-2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2-2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7-01-1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12-1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11-2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10-1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9-2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8-15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7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6-2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5-18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4-18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3-1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2-16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6-01-25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12-2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11-2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10-13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9-14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8-12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7-2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6-1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5-19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4-27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3-1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2-2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5-01-2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12-2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11-10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10-1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9-0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8-1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7-14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6-16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5-14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4-1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3-12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2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4-01-2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12-09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11-1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10-1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09-1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08-12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07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05-06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04-0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3-01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12-1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11-19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10-2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8-0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7-09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6-1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5-17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4-23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3-2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2-01-1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12-20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11-1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10-1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9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8-23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7-2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6-2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5-20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4-1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3-1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2-0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1-01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0-11-0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0-08-04 0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2</text:p>
          </table:table-cell>
          <table:table-cell office:value-type="string" calcext:value-type="string">
            <text:p>2010-03-3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